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ce2"/>
        <table:table-row table:style-name="ro1">
          <table:table-cell table:style-name="ce1" office:value-type="string">
            <text:p>Potravina</text:p>
          </table:table-cell>
          <table:table-cell table:style-name="ce1" office:value-type="string">
            <text:p>Energia</text:p>
          </table:table-cell>
          <table:table-cell table:style-name="ce1" office:value-type="string">
            <text:p>Tuky</text:p>
          </table:table-cell>
          <table:table-cell table:style-name="ce1" office:value-type="string">
            <text:p>Bielkoviny</text:p>
          </table:table-cell>
          <table:table-cell table:style-name="ce1" office:value-type="string">
            <text:p>Sacharidy</text:p>
          </table:table-cell>
        </table:table-row>
        <table:table-row table:style-name="ro2">
          <table:table-cell office:value-type="string">
            <text:p>Bravčové mäso</text:p>
          </table:table-cell>
          <table:table-cell office:value-type="string">
            <text:p>1160 kJ / 277 kcal</text:p>
          </table:table-cell>
          <table:table-cell office:value-type="string">
            <text:p>25 g</text:p>
          </table:table-cell>
          <table:table-cell office:value-type="string">
            <text:p>17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Cigánska pečienka</text:p>
          </table:table-cell>
          <table:table-cell office:value-type="string">
            <text:p>1164 kJ / 278 kcal</text:p>
          </table:table-cell>
          <table:table-cell office:value-type="string">
            <text:p>22 g</text:p>
          </table:table-cell>
          <table:table-cell office:value-type="string">
            <text:p>19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Hovädzie mäso</text:p>
          </table:table-cell>
          <table:table-cell office:value-type="string">
            <text:p>850 kJ / 203 kcal</text:p>
          </table:table-cell>
          <table:table-cell office:value-type="string">
            <text:p>12 g</text:p>
          </table:table-cell>
          <table:table-cell office:value-type="string">
            <text:p>25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Husacie mäso</text:p>
          </table:table-cell>
          <table:table-cell office:value-type="string">
            <text:p>1471 kJ / 351 kcal</text:p>
          </table:table-cell>
          <table:table-cell office:value-type="string">
            <text:p>32.5 g</text:p>
          </table:table-cell>
          <table:table-cell office:value-type="string">
            <text:p>15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Kačacie prsia</text:p>
          </table:table-cell>
          <table:table-cell office:value-type="string">
            <text:p>698 kJ / 167 kcal</text:p>
          </table:table-cell>
          <table:table-cell office:value-type="string">
            <text:p>10.4 g</text:p>
          </table:table-cell>
          <table:table-cell office:value-type="string">
            <text:p>18.2 g</text:p>
          </table:table-cell>
          <table:table-cell office:value-type="string">
            <text:p>0.17 g</text:p>
          </table:table-cell>
        </table:table-row>
        <table:table-row table:style-name="ro2">
          <table:table-cell office:value-type="string">
            <text:p>Klobáska</text:p>
          </table:table-cell>
          <table:table-cell office:value-type="string">
            <text:p>1090 kJ / 260 kcal</text:p>
          </table:table-cell>
          <table:table-cell office:value-type="string">
            <text:p>23 g</text:p>
          </table:table-cell>
          <table:table-cell office:value-type="string">
            <text:p>12 g</text:p>
          </table:table-cell>
          <table:table-cell office:value-type="string">
            <text:p>0.1 g</text:p>
          </table:table-cell>
        </table:table-row>
        <table:table-row table:style-name="ro2">
          <table:table-cell office:value-type="string">
            <text:p>Králik</text:p>
          </table:table-cell>
          <table:table-cell office:value-type="string">
            <text:p>428 kJ / 102 kcal</text:p>
          </table:table-cell>
          <table:table-cell office:value-type="string">
            <text:p>6 g</text:p>
          </table:table-cell>
          <table:table-cell office:value-type="string">
            <text:p>12 g</text:p>
          </table:table-cell>
          <table:table-cell office:value-type="string">
            <text:p>0.2 g</text:p>
          </table:table-cell>
        </table:table-row>
        <table:table-row table:style-name="ro2">
          <table:table-cell office:value-type="string">
            <text:p>Kuracia šunka</text:p>
          </table:table-cell>
          <table:table-cell office:value-type="string">
            <text:p>328 kJ / 78 kcal</text:p>
          </table:table-cell>
          <table:table-cell office:value-type="string">
            <text:p>0.7 g</text:p>
          </table:table-cell>
          <table:table-cell office:value-type="string">
            <text:p>13 g</text:p>
          </table:table-cell>
          <table:table-cell office:value-type="string">
            <text:p>10.3 g</text:p>
          </table:table-cell>
        </table:table-row>
        <table:table-row table:style-name="ro2">
          <table:table-cell office:value-type="string">
            <text:p>Kuracie kridielka</text:p>
          </table:table-cell>
          <table:table-cell office:value-type="string">
            <text:p>840 kJ / 201 kcal</text:p>
          </table:table-cell>
          <table:table-cell office:value-type="string">
            <text:p>14.1 g</text:p>
          </table:table-cell>
          <table:table-cell office:value-type="string">
            <text:p>18.8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Kuracie prsia</text:p>
          </table:table-cell>
          <table:table-cell office:value-type="string">
            <text:p>709 kJ / 169 kcal</text:p>
          </table:table-cell>
          <table:table-cell office:value-type="string">
            <text:p>6 g</text:p>
          </table:table-cell>
          <table:table-cell office:value-type="string">
            <text:p>27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Kuracie stehno</text:p>
          </table:table-cell>
          <table:table-cell office:value-type="string">
            <text:p>483 kJ / 115 kcal</text:p>
          </table:table-cell>
          <table:table-cell office:value-type="string">
            <text:p>3.8 g</text:p>
          </table:table-cell>
          <table:table-cell office:value-type="string">
            <text:p>20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Morčacie mäso</text:p>
          </table:table-cell>
          <table:table-cell office:value-type="string">
            <text:p>550 kJ / 131 kcal</text:p>
          </table:table-cell>
          <table:table-cell office:value-type="string">
            <text:p>4.7 g</text:p>
          </table:table-cell>
          <table:table-cell office:value-type="string">
            <text:p>21.9 g</text:p>
          </table:table-cell>
          <table:table-cell office:value-type="string">
            <text:p>0.2 g</text:p>
          </table:table-cell>
        </table:table-row>
        <table:table-row table:style-name="ro2">
          <table:table-cell office:value-type="string">
            <text:p>Telacie mäso</text:p>
          </table:table-cell>
          <table:table-cell office:value-type="string">
            <text:p>620 kJ / 148 kcal</text:p>
          </table:table-cell>
          <table:table-cell office:value-type="string">
            <text:p>12 g</text:p>
          </table:table-cell>
          <table:table-cell office:value-type="string">
            <text:p>14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Hejk</text:p>
          </table:table-cell>
          <table:table-cell office:value-type="string">
            <text:p>381 kJ / 91 kcal</text:p>
          </table:table-cell>
          <table:table-cell office:value-type="string">
            <text:p>3 g</text:p>
          </table:table-cell>
          <table:table-cell office:value-type="string">
            <text:p>17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Kalamár</text:p>
          </table:table-cell>
          <table:table-cell office:value-type="string">
            <text:p>288 kJ / 69 kcal</text:p>
          </table:table-cell>
          <table:table-cell office:value-type="string">
            <text:p>1.5 g</text:p>
          </table:table-cell>
          <table:table-cell office:value-type="string">
            <text:p>11 g</text:p>
          </table:table-cell>
          <table:table-cell office:value-type="string">
            <text:p>3.1 g</text:p>
          </table:table-cell>
        </table:table-row>
        <table:table-row table:style-name="ro2">
          <table:table-cell office:value-type="string">
            <text:p>Kapor</text:p>
          </table:table-cell>
          <table:table-cell office:value-type="string">
            <text:p>500 kJ / 119 kcal</text:p>
          </table:table-cell>
          <table:table-cell office:value-type="string">
            <text:p>6.1 g</text:p>
          </table:table-cell>
          <table:table-cell office:value-type="string">
            <text:p>15 g</text:p>
          </table:table-cell>
          <table:table-cell office:value-type="string">
            <text:p>0.1 g</text:p>
          </table:table-cell>
        </table:table-row>
        <table:table-row table:style-name="ro2">
          <table:table-cell office:value-type="string">
            <text:p>Krabie tyčinky</text:p>
          </table:table-cell>
          <table:table-cell office:value-type="string">
            <text:p>386 kJ / 92 kcal</text:p>
          </table:table-cell>
          <table:table-cell office:value-type="string">
            <text:p>0.9 g</text:p>
          </table:table-cell>
          <table:table-cell office:value-type="string">
            <text:p>6.5 g</text:p>
          </table:table-cell>
          <table:table-cell office:value-type="string">
            <text:p>14.5 g</text:p>
          </table:table-cell>
        </table:table-row>
        <table:table-row table:style-name="ro2">
          <table:table-cell office:value-type="string">
            <text:p>Krevety</text:p>
          </table:table-cell>
          <table:table-cell office:value-type="string">
            <text:p>310 kJ / 74 kcal</text:p>
          </table:table-cell>
          <table:table-cell office:value-type="string">
            <text:p>0.8 g</text:p>
          </table:table-cell>
          <table:table-cell office:value-type="string">
            <text:p>16.5 g</text:p>
          </table:table-cell>
          <table:table-cell office:value-type="string">
            <text:p>0.1 g</text:p>
          </table:table-cell>
        </table:table-row>
        <table:table-row table:style-name="ro2">
          <table:table-cell office:value-type="string">
            <text:p>Losos</text:p>
          </table:table-cell>
          <table:table-cell office:value-type="string">
            <text:p>970 kJ / 232 kcal</text:p>
          </table:table-cell>
          <table:table-cell office:value-type="string">
            <text:p>8 g</text:p>
          </table:table-cell>
          <table:table-cell office:value-type="string">
            <text:p>19 g</text:p>
          </table:table-cell>
          <table:table-cell office:value-type="string">
            <text:p>0.1 g</text:p>
          </table:table-cell>
        </table:table-row>
        <table:table-row table:style-name="ro2">
          <table:table-cell office:value-type="string">
            <text:p>Makrela údená</text:p>
          </table:table-cell>
          <table:table-cell office:value-type="string">
            <text:p>1060 kJ / 253 kcal</text:p>
          </table:table-cell>
          <table:table-cell office:value-type="string">
            <text:p>18 g</text:p>
          </table:table-cell>
          <table:table-cell office:value-type="string">
            <text:p>23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Pangasius</text:p>
          </table:table-cell>
          <table:table-cell office:value-type="string">
            <text:p>310 kJ / 74 kcal</text:p>
          </table:table-cell>
          <table:table-cell office:value-type="string">
            <text:p>0 g</text:p>
          </table:table-cell>
          <table:table-cell office:value-type="string">
            <text:p>16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Pstruh</text:p>
          </table:table-cell>
          <table:table-cell office:value-type="string">
            <text:p>410 kJ / 98 kcal</text:p>
          </table:table-cell>
          <table:table-cell office:value-type="string">
            <text:p>3 g</text:p>
          </table:table-cell>
          <table:table-cell office:value-type="string">
            <text:p>18 g</text:p>
          </table:table-cell>
          <table:table-cell office:value-type="string">
            <text:p>0.1 g</text:p>
          </table:table-cell>
        </table:table-row>
        <table:table-row table:style-name="ro2">
          <table:table-cell office:value-type="string">
            <text:p>Sumec</text:p>
          </table:table-cell>
          <table:table-cell office:value-type="string">
            <text:p>682 kJ / 163 kcal</text:p>
          </table:table-cell>
          <table:table-cell office:value-type="string">
            <text:p>11.3 g</text:p>
          </table:table-cell>
          <table:table-cell office:value-type="string">
            <text:p>15.3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Surimi</text:p>
          </table:table-cell>
          <table:table-cell office:value-type="string">
            <text:p>450 kJ / 107 kcal</text:p>
          </table:table-cell>
          <table:table-cell office:value-type="string">
            <text:p>2.1 g</text:p>
          </table:table-cell>
          <table:table-cell office:value-type="string">
            <text:p>7.9 g</text:p>
          </table:table-cell>
          <table:table-cell office:value-type="string">
            <text:p>14.6 g</text:p>
          </table:table-cell>
        </table:table-row>
        <table:table-row table:style-name="ro2">
          <table:table-cell office:value-type="string">
            <text:p>Sushi</text:p>
          </table:table-cell>
          <table:table-cell office:value-type="string">
            <text:p>640 kJ / 153 kcal</text:p>
          </table:table-cell>
          <table:table-cell office:value-type="string">
            <text:p>2.2 g</text:p>
          </table:table-cell>
          <table:table-cell office:value-type="string">
            <text:p>6.7 g</text:p>
          </table:table-cell>
          <table:table-cell office:value-type="string">
            <text:p>25.3 g</text:p>
          </table:table-cell>
        </table:table-row>
        <table:table-row table:style-name="ro2">
          <table:table-cell office:value-type="string">
            <text:p>Tuniak</text:p>
          </table:table-cell>
          <table:table-cell office:value-type="string">
            <text:p>660 kJ / 158 kcal</text:p>
          </table:table-cell>
          <table:table-cell office:value-type="string">
            <text:p>8 g</text:p>
          </table:table-cell>
          <table:table-cell office:value-type="string">
            <text:p>22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Ústrice</text:p>
          </table:table-cell>
          <table:table-cell office:value-type="string">
            <text:p>276 kJ / 66 kcal</text:p>
          </table:table-cell>
          <table:table-cell office:value-type="string">
            <text:p>1.2 g</text:p>
          </table:table-cell>
          <table:table-cell office:value-type="string">
            <text:p>9 g</text:p>
          </table:table-cell>
          <table:table-cell office:value-type="string">
            <text:p>4.8 g</text:p>
          </table:table-cell>
        </table:table-row>
        <table:table-row table:style-name="ro2">
          <table:table-cell office:value-type="string">
            <text:p>Žralok</text:p>
          </table:table-cell>
          <table:table-cell office:value-type="string">
            <text:p>544 kJ / 130 kcal</text:p>
          </table:table-cell>
          <table:table-cell office:value-type="string">
            <text:p>4.5 g</text:p>
          </table:table-cell>
          <table:table-cell office:value-type="string">
            <text:p>21 g</text:p>
          </table:table-cell>
          <table:table-cell office:value-type="string">
            <text:p>0 g</text:p>
          </table:table-cell>
        </table:table-row>
        <table:table-row table:style-name="ro2">
          <table:table-cell office:value-type="string">
            <text:p>Celozrnný chlieb</text:p>
          </table:table-cell>
          <table:table-cell office:value-type="string">
            <text:p>785 kJ / 187 kcal</text:p>
          </table:table-cell>
          <table:table-cell office:value-type="string">
            <text:p>1 g</text:p>
          </table:table-cell>
          <table:table-cell office:value-type="string">
            <text:p>6 g</text:p>
          </table:table-cell>
          <table:table-cell office:value-type="string">
            <text:p>38 g</text:p>
          </table:table-cell>
        </table:table-row>
        <table:table-row table:style-name="ro2">
          <table:table-cell office:value-type="string">
            <text:p>Croisant</text:p>
          </table:table-cell>
          <table:table-cell office:value-type="string">
            <text:p>1300 kJ / 310 kcal</text:p>
          </table:table-cell>
          <table:table-cell office:value-type="string">
            <text:p>20 g</text:p>
          </table:table-cell>
          <table:table-cell office:value-type="string">
            <text:p>6 g</text:p>
          </table:table-cell>
          <table:table-cell office:value-type="string">
            <text:p>30 g</text:p>
          </table:table-cell>
        </table:table-row>
        <table:table-row table:style-name="ro2">
          <table:table-cell office:value-type="string">
            <text:p>Graham rohlík</text:p>
          </table:table-cell>
          <table:table-cell office:value-type="string">
            <text:p>1201 kJ / 287 kcal</text:p>
          </table:table-cell>
          <table:table-cell office:value-type="string">
            <text:p>2.3 g</text:p>
          </table:table-cell>
          <table:table-cell office:value-type="string">
            <text:p>9.6 g</text:p>
          </table:table-cell>
          <table:table-cell office:value-type="string">
            <text:p>58 g</text:p>
          </table:table-cell>
        </table:table-row>
        <table:table-row table:style-name="ro2">
          <table:table-cell office:value-type="string">
            <text:p>Kaiserka</text:p>
          </table:table-cell>
          <table:table-cell office:value-type="string">
            <text:p>1219 kJ / 291 kcal</text:p>
          </table:table-cell>
          <table:table-cell office:value-type="string">
            <text:p>2 g</text:p>
          </table:table-cell>
          <table:table-cell office:value-type="string">
            <text:p>12 g</text:p>
          </table:table-cell>
          <table:table-cell office:value-type="string">
            <text:p>65 g</text:p>
          </table:table-cell>
        </table:table-row>
        <table:table-row table:style-name="ro2">
          <table:table-cell office:value-type="string">
            <text:p>Rohlík</text:p>
          </table:table-cell>
          <table:table-cell office:value-type="string">
            <text:p>1050 kJ / 251 kcal</text:p>
          </table:table-cell>
          <table:table-cell office:value-type="string">
            <text:p>1 g</text:p>
          </table:table-cell>
          <table:table-cell office:value-type="string">
            <text:p>8 g</text:p>
          </table:table-cell>
          <table:table-cell office:value-type="string">
            <text:p>51 g</text:p>
          </table:table-cell>
        </table:table-row>
        <table:table-row table:style-name="ro2">
          <table:table-cell office:value-type="string">
            <text:p>Ryža</text:p>
          </table:table-cell>
          <table:table-cell office:value-type="string">
            <text:p>1505 kJ / 359 kcal</text:p>
          </table:table-cell>
          <table:table-cell office:value-type="string">
            <text:p>1.5 g</text:p>
          </table:table-cell>
          <table:table-cell office:value-type="string">
            <text:p>8 g</text:p>
          </table:table-cell>
          <table:table-cell office:value-type="string">
            <text:p>77 g</text:p>
          </table:table-cell>
        </table:table-row>
        <table:table-row table:style-name="ro2">
          <table:table-cell office:value-type="string">
            <text:p>Tortila</text:p>
          </table:table-cell>
          <table:table-cell office:value-type="string">
            <text:p>1360 kJ / 325 kcal</text:p>
          </table:table-cell>
          <table:table-cell office:value-type="string">
            <text:p>7 g</text:p>
          </table:table-cell>
          <table:table-cell office:value-type="string">
            <text:p>8 g</text:p>
          </table:table-cell>
          <table:table-cell office:value-type="string">
            <text:p>56 g</text:p>
          </table:table-cell>
        </table:table-row>
        <table:table-row table:style-name="ro2">
          <table:table-cell office:value-type="string">
            <text:p>Toustový chlieb</text:p>
          </table:table-cell>
          <table:table-cell office:value-type="string">
            <text:p>1132 kJ / 270 kcal</text:p>
          </table:table-cell>
          <table:table-cell office:value-type="string">
            <text:p>4.9 g</text:p>
          </table:table-cell>
          <table:table-cell office:value-type="string">
            <text:p>9.9 g</text:p>
          </table:table-cell>
          <table:table-cell office:value-type="string">
            <text:p>43 g</text:p>
          </table:table-cell>
        </table:table-row>
        <table:table-row table:style-name="ro2">
          <table:table-cell office:value-type="string">
            <text:p>Zemiaky</text:p>
          </table:table-cell>
          <table:table-cell office:value-type="string">
            <text:p>290 kJ / 69 kcal</text:p>
          </table:table-cell>
          <table:table-cell office:value-type="string">
            <text:p>0.1 g</text:p>
          </table:table-cell>
          <table:table-cell office:value-type="string">
            <text:p>2 g</text:p>
          </table:table-cell>
          <table:table-cell office:value-type="string">
            <text:p>14.8 g</text:p>
          </table:table-cell>
        </table:table-row>
        <table:table-row table:style-name="ro2">
          <table:table-cell office:value-type="string">
            <text:p>Žemla</text:p>
          </table:table-cell>
          <table:table-cell office:value-type="string">
            <text:p>1218 kJ / 291 kcal</text:p>
          </table:table-cell>
          <table:table-cell office:value-type="string">
            <text:p>3.7 g</text:p>
          </table:table-cell>
          <table:table-cell office:value-type="string">
            <text:p>9.7 g</text:p>
          </table:table-cell>
          <table:table-cell office:value-type="string">
            <text:p>57 g</text:p>
          </table:table-cell>
        </table:table-row>
        <table:table-row table:style-name="ro2">
          <table:table-cell office:value-type="string">
            <text:p>Brokolica</text:p>
          </table:table-cell>
          <table:table-cell office:value-type="string">
            <text:p>138 kJ / 33 kcal</text:p>
          </table:table-cell>
          <table:table-cell office:value-type="string">
            <text:p>0.9 g</text:p>
          </table:table-cell>
          <table:table-cell office:value-type="string">
            <text:p>4.4 g</text:p>
          </table:table-cell>
          <table:table-cell office:value-type="string">
            <text:p>2.9 g</text:p>
          </table:table-cell>
        </table:table-row>
        <table:table-row table:style-name="ro2">
          <table:table-cell office:value-type="string">
            <text:p>Cibuľa</text:p>
          </table:table-cell>
          <table:table-cell office:value-type="string">
            <text:p>138 kJ / 33 kcal</text:p>
          </table:table-cell>
          <table:table-cell office:value-type="string">
            <text:p>0.2 g</text:p>
          </table:table-cell>
          <table:table-cell office:value-type="string">
            <text:p>2 g</text:p>
          </table:table-cell>
          <table:table-cell office:value-type="string">
            <text:p>5.8 g</text:p>
          </table:table-cell>
        </table:table-row>
        <table:table-row table:style-name="ro2">
          <table:table-cell office:value-type="string">
            <text:p>Fazula</text:p>
          </table:table-cell>
          <table:table-cell office:value-type="string">
            <text:p>163 kJ / 39 kcal</text:p>
          </table:table-cell>
          <table:table-cell office:value-type="string">
            <text:p>0.3 g</text:p>
          </table:table-cell>
          <table:table-cell office:value-type="string">
            <text:p>2.3 g</text:p>
          </table:table-cell>
          <table:table-cell office:value-type="string">
            <text:p>7.1 g</text:p>
          </table:table-cell>
        </table:table-row>
        <table:table-row table:style-name="ro2">
          <table:table-cell office:value-type="string">
            <text:p>Hrach</text:p>
          </table:table-cell>
          <table:table-cell office:value-type="string">
            <text:p>316 kJ / 75 kcal</text:p>
          </table:table-cell>
          <table:table-cell office:value-type="string">
            <text:p>0.5 g</text:p>
          </table:table-cell>
          <table:table-cell office:value-type="string">
            <text:p>6.5 g</text:p>
          </table:table-cell>
          <table:table-cell office:value-type="string">
            <text:p>13.3 g</text:p>
          </table:table-cell>
        </table:table-row>
        <table:table-row table:style-name="ro2">
          <table:table-cell office:value-type="string">
            <text:p>Kapusta</text:p>
          </table:table-cell>
          <table:table-cell office:value-type="string">
            <text:p>176 kJ / 42 kcal</text:p>
          </table:table-cell>
          <table:table-cell office:value-type="string">
            <text:p>0.5 g</text:p>
          </table:table-cell>
          <table:table-cell office:value-type="string">
            <text:p>3.1 g</text:p>
          </table:table-cell>
          <table:table-cell office:value-type="string">
            <text:p>6.7 g</text:p>
          </table:table-cell>
        </table:table-row>
        <table:table-row table:style-name="ro1">
          <table:table-cell office:value-type="string">
            <text:p>Kareláb</text:p>
          </table:table-cell>
          <table:table-cell office:value-type="string">
            <text:p>81 kJ / 19 kcal</text:p>
          </table:table-cell>
          <table:table-cell office:value-type="string">
            <text:p>0.1 g</text:p>
          </table:table-cell>
          <table:table-cell office:value-type="string">
            <text:p>0.9 g</text:p>
          </table:table-cell>
          <table:table-cell office:value-type="string">
            <text:p>5 g</text:p>
          </table:table-cell>
        </table:table-row>
        <table:table-row table:style-name="ro1">
          <table:table-cell office:value-type="string">
            <text:p>Ľadový šalát</text:p>
          </table:table-cell>
          <table:table-cell office:value-type="string">
            <text:p>53 kJ / 13 kcal</text:p>
          </table:table-cell>
          <table:table-cell office:value-type="string">
            <text:p>0.3 g</text:p>
          </table:table-cell>
          <table:table-cell office:value-type="string">
            <text:p>0.7 g</text:p>
          </table:table-cell>
          <table:table-cell office:value-type="string">
            <text:p>1.9 g</text:p>
          </table:table-cell>
        </table:table-row>
        <table:table-row table:style-name="ro2">
          <table:table-cell office:value-type="string">
            <text:p>Mrkva</text:p>
          </table:table-cell>
          <table:table-cell office:value-type="string">
            <text:p>138 kJ / 33 kcal</text:p>
          </table:table-cell>
          <table:table-cell office:value-type="string">
            <text:p>0.2 g</text:p>
          </table:table-cell>
          <table:table-cell office:value-type="string">
            <text:p>0.9 g</text:p>
          </table:table-cell>
          <table:table-cell office:value-type="string">
            <text:p>7.3 g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91 kJ / 22 kcal</text:p>
          </table:table-cell>
          <table:table-cell office:value-type="string">
            <text:p>0.4 g</text:p>
          </table:table-cell>
          <table:table-cell office:value-type="string">
            <text:p>0.9 g</text:p>
          </table:table-cell>
          <table:table-cell office:value-type="string">
            <text:p>3.9 g</text:p>
          </table:table-cell>
        </table:table-row>
        <table:table-row table:style-name="ro2">
          <table:table-cell office:value-type="string">
            <text:p>Paradajka</text:p>
          </table:table-cell>
          <table:table-cell office:value-type="string">
            <text:p>103 kJ / 25 kcal</text:p>
          </table:table-cell>
          <table:table-cell office:value-type="string">
            <text:p>0.3 g</text:p>
          </table:table-cell>
          <table:table-cell office:value-type="string">
            <text:p>1.1 g</text:p>
          </table:table-cell>
          <table:table-cell office:value-type="string">
            <text:p>4.6 g</text:p>
          </table:table-cell>
        </table:table-row>
        <table:table-row table:style-name="ro1">
          <table:table-cell office:value-type="string">
            <text:p>Reďkovka</text:p>
          </table:table-cell>
          <table:table-cell office:value-type="string">
            <text:p>90 kJ / 21 kcal</text:p>
          </table:table-cell>
          <table:table-cell office:value-type="string">
            <text:p>0.1 g</text:p>
          </table:table-cell>
          <table:table-cell office:value-type="string">
            <text:p>1.5 g</text:p>
          </table:table-cell>
          <table:table-cell office:value-type="string">
            <text:p>5 g</text:p>
          </table:table-cell>
        </table:table-row>
        <table:table-row table:style-name="ro2">
          <table:table-cell office:value-type="string">
            <text:p>Šalátová uhorka</text:p>
          </table:table-cell>
          <table:table-cell office:value-type="string">
            <text:p>67 kJ / 16 kcal</text:p>
          </table:table-cell>
          <table:table-cell office:value-type="string">
            <text:p>0.2 g</text:p>
          </table:table-cell>
          <table:table-cell office:value-type="string">
            <text:p>0.7 g</text:p>
          </table:table-cell>
          <table:table-cell office:value-type="string">
            <text:p>2.6 g</text:p>
          </table:table-cell>
        </table:table-row>
        <table:table-row table:style-name="ro2">
          <table:table-cell office:value-type="string">
            <text:p>Špenát</text:p>
          </table:table-cell>
          <table:table-cell office:value-type="string">
            <text:p>137 kJ / 33 kcal</text:p>
          </table:table-cell>
          <table:table-cell office:value-type="string">
            <text:p>0.6 g</text:p>
          </table:table-cell>
          <table:table-cell office:value-type="string">
            <text:p>3.4 g</text:p>
          </table:table-cell>
          <table:table-cell office:value-type="string">
            <text:p>4.1 g</text:p>
          </table:table-cell>
        </table:table-row>
        <table:table-row table:style-name="ro1">
          <table:table-cell office:value-type="string">
            <text:p>Žampióny</text:p>
          </table:table-cell>
          <table:table-cell office:value-type="string">
            <text:p>70 kJ / 17 kcal</text:p>
          </table:table-cell>
          <table:table-cell office:value-type="string">
            <text:p>0.6 g</text:p>
          </table:table-cell>
          <table:table-cell office:value-type="string">
            <text:p>3.3 g</text:p>
          </table:table-cell>
          <table:table-cell office:value-type="string">
            <text:p>4.8 g</text:p>
          </table:table-cell>
        </table:table-row>
        <table:table-row table:style-name="ro2">
          <table:table-cell office:value-type="string">
            <text:p>Mlieko</text:p>
          </table:table-cell>
          <table:table-cell office:value-type="string">
            <text:p>190 kJ / 45 kcal</text:p>
          </table:table-cell>
          <table:table-cell office:value-type="string">
            <text:p>1.5 g</text:p>
          </table:table-cell>
          <table:table-cell office:value-type="string">
            <text:p>3.2 g</text:p>
          </table:table-cell>
          <table:table-cell office:value-type="string">
            <text:p>4.6 g</text:p>
          </table:table-cell>
        </table:table-row>
        <table:table-row table:style-name="ro2">
          <table:table-cell office:value-type="string">
            <text:p>Mlieko polotučné</text:p>
          </table:table-cell>
          <table:table-cell office:value-type="string">
            <text:p>190 kJ / 45 kcal</text:p>
          </table:table-cell>
          <table:table-cell office:value-type="string">
            <text:p>1.5 g</text:p>
          </table:table-cell>
          <table:table-cell office:value-type="string">
            <text:p>3.2 g</text:p>
          </table:table-cell>
          <table:table-cell office:value-type="string">
            <text:p>4.7 g</text:p>
          </table:table-cell>
        </table:table-row>
        <table:table-row table:style-name="ro2">
          <table:table-cell office:value-type="string">
            <text:p>Mozzarella</text:p>
          </table:table-cell>
          <table:table-cell office:value-type="string">
            <text:p>1014 kJ / 242 kcal</text:p>
          </table:table-cell>
          <table:table-cell office:value-type="string">
            <text:p>18.5 g</text:p>
          </table:table-cell>
          <table:table-cell office:value-type="string">
            <text:p>19 g</text:p>
          </table:table-cell>
          <table:table-cell office:value-type="string">
            <text:p>0.4 g</text:p>
          </table:table-cell>
        </table:table-row>
        <table:table-row table:style-name="ro2">
          <table:table-cell office:value-type="string">
            <text:p>Šlahačka</text:p>
          </table:table-cell>
          <table:table-cell office:value-type="string">
            <text:p>1260 kJ / 301 kcal</text:p>
          </table:table-cell>
          <table:table-cell table:number-columns-repeated="3" office:value-type="string">
            <text:p>0 g</text:p>
          </table:table-cell>
        </table:table-row>
        <table:table-row table:style-name="ro2">
          <table:table-cell office:value-type="string">
            <text:p>Sojové Mlieko</text:p>
          </table:table-cell>
          <table:table-cell office:value-type="string">
            <text:p>170 kJ / 41 kcal</text:p>
          </table:table-cell>
          <table:table-cell office:value-type="string">
            <text:p>2 g</text:p>
          </table:table-cell>
          <table:table-cell office:value-type="string">
            <text:p>4 g</text:p>
          </table:table-cell>
          <table:table-cell office:value-type="string">
            <text:p>1.5 g</text:p>
          </table:table-cell>
        </table:table-row>
        <table:table-row table:style-name="ro2">
          <table:table-cell office:value-type="string">
            <text:p>Müsli</text:p>
          </table:table-cell>
          <table:table-cell office:value-type="string">
            <text:p>403 kJ / 96 kcal</text:p>
          </table:table-cell>
          <table:table-cell office:value-type="string">
            <text:p>14.6 g</text:p>
          </table:table-cell>
          <table:table-cell office:value-type="string">
            <text:p>14.7 g</text:p>
          </table:table-cell>
          <table:table-cell office:value-type="string">
            <text:p>53.5 g</text:p>
          </table:table-cell>
        </table:table-row>
        <table:table-row table:style-name="ro2">
          <table:table-cell office:value-type="string">
            <text:p>Becherovka</text:p>
          </table:table-cell>
          <table:table-cell office:value-type="string">
            <text:p>1200 kJ / 287 kcal</text:p>
          </table:table-cell>
          <table:table-cell table:number-columns-repeated="2" office:value-type="string">
            <text:p>0 g</text:p>
          </table:table-cell>
          <table:table-cell office:value-type="string">
            <text:p>32 g</text:p>
          </table:table-cell>
        </table:table-row>
        <table:table-row table:style-name="ro2">
          <table:table-cell office:value-type="string">
            <text:p>Biele vino</text:p>
          </table:table-cell>
          <table:table-cell office:value-type="string">
            <text:p>226 kJ / 54 kcal</text:p>
          </table:table-cell>
          <table:table-cell office:value-type="string">
            <text:p>0 g</text:p>
          </table:table-cell>
          <table:table-cell table:number-columns-repeated="2" office:value-type="string">
            <text:p>0.1 g</text:p>
          </table:table-cell>
        </table:table-row>
        <table:table-row table:style-name="ro2">
          <table:table-cell office:value-type="string">
            <text:p>Coca cola</text:p>
          </table:table-cell>
          <table:table-cell office:value-type="string">
            <text:p>180 kJ / 43 kcal</text:p>
          </table:table-cell>
          <table:table-cell table:number-columns-repeated="2" office:value-type="string">
            <text:p>0 g</text:p>
          </table:table-cell>
          <table:table-cell office:value-type="string">
            <text:p>10.6 g</text:p>
          </table:table-cell>
        </table:table-row>
        <table:table-row table:style-name="ro2">
          <table:table-cell office:value-type="string">
            <text:p>Káva</text:p>
          </table:table-cell>
          <table:table-cell office:value-type="string">
            <text:p>280 kJ / 67 kcal</text:p>
          </table:table-cell>
          <table:table-cell office:value-type="string">
            <text:p>1 g</text:p>
          </table:table-cell>
          <table:table-cell office:value-type="string">
            <text:p>3 g</text:p>
          </table:table-cell>
          <table:table-cell office:value-type="string">
            <text:p>15 g</text:p>
          </table:table-cell>
        </table:table-row>
        <table:table-row table:style-name="ro2">
          <table:table-cell office:value-type="string">
            <text:p>Kofola</text:p>
          </table:table-cell>
          <table:table-cell office:value-type="string">
            <text:p>348 kJ / 83 kcal</text:p>
          </table:table-cell>
          <table:table-cell office:value-type="string">
            <text:p>0.1 g</text:p>
          </table:table-cell>
          <table:table-cell office:value-type="string">
            <text:p>0 g</text:p>
          </table:table-cell>
          <table:table-cell office:value-type="string">
            <text:p>20 g</text:p>
          </table:table-cell>
        </table:table-row>
        <table:table-row table:style-name="ro2">
          <table:table-cell office:value-type="string">
            <text:p>Pepsi cola</text:p>
          </table:table-cell>
          <table:table-cell office:value-type="string">
            <text:p>176 kJ / 42 kcal</text:p>
          </table:table-cell>
          <table:table-cell table:number-columns-repeated="2" office:value-type="string">
            <text:p>0 g</text:p>
          </table:table-cell>
          <table:table-cell office:value-type="string">
            <text:p>11.2 g</text:p>
          </table:table-cell>
        </table:table-row>
        <table:table-row table:style-name="ro2">
          <table:table-cell office:value-type="string">
            <text:p>Pivo</text:p>
          </table:table-cell>
          <table:table-cell office:value-type="string">
            <text:p>131 kJ / 31 kcal</text:p>
          </table:table-cell>
          <table:table-cell office:value-type="string">
            <text:p>0 g</text:p>
          </table:table-cell>
          <table:table-cell office:value-type="string">
            <text:p>0.3 g</text:p>
          </table:table-cell>
          <table:table-cell office:value-type="string">
            <text:p>2.1 g</text:p>
          </table:table-cell>
        </table:table-row>
        <table:table-row table:style-name="ro2">
          <table:table-cell office:value-type="string">
            <text:p>Reb-bull</text:p>
          </table:table-cell>
          <table:table-cell office:value-type="string">
            <text:p>192 kJ / 46 kcal</text:p>
          </table:table-cell>
          <table:table-cell table:number-columns-repeated="2" office:value-type="string">
            <text:p>0 g</text:p>
          </table:table-cell>
          <table:table-cell office:value-type="string">
            <text:p>11.3 g</text:p>
          </table:table-cell>
        </table:table-row>
        <table:table-row table:style-name="ro2">
          <table:table-cell office:value-type="string">
            <text:p>Rum</text:p>
          </table:table-cell>
          <table:table-cell office:value-type="string">
            <text:p>1000 kJ / 239 kcal</text:p>
          </table:table-cell>
          <table:table-cell table:number-columns-repeated="3" office:value-type="string">
            <text:p>0 g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string">
            <text:p>123 kJ / 29 kcal</text:p>
          </table:table-cell>
          <table:table-cell table:number-columns-repeated="2" office:value-type="string">
            <text:p>0 g</text:p>
          </table:table-cell>
          <table:table-cell office:value-type="string">
            <text:p>6.9 g</text:p>
          </table:table-cell>
        </table:table-row>
        <table:table-row table:style-name="ro2">
          <table:table-cell office:value-type="string">
            <text:p>Tonic</text:p>
          </table:table-cell>
          <table:table-cell office:value-type="string">
            <text:p>225 kJ / 54 kcal</text:p>
          </table:table-cell>
          <table:table-cell table:number-columns-repeated="3" office:value-type="string">
            <text:p>0 g</text:p>
          </table:table-cell>
        </table:table-row>
        <table:table-row table:style-name="ro2">
          <table:table-cell office:value-type="string">
            <text:p>Vodka</text:p>
          </table:table-cell>
          <table:table-cell office:value-type="string">
            <text:p>1000 kJ / 239 kcal</text:p>
          </table:table-cell>
          <table:table-cell table:number-columns-repeated="3" office:value-type="string">
            <text:p>0 g</text:p>
          </table:table-cell>
        </table:table-row>
        <table:table-row table:style-name="ro2">
          <table:table-cell office:value-type="string">
            <text:p>Ananás</text:p>
          </table:table-cell>
          <table:table-cell office:value-type="string">
            <text:p>176 kJ / 42 kcal</text:p>
          </table:table-cell>
          <table:table-cell office:value-type="string">
            <text:p>0.2 g</text:p>
          </table:table-cell>
          <table:table-cell office:value-type="string">
            <text:p>0.4 g</text:p>
          </table:table-cell>
          <table:table-cell office:value-type="string">
            <text:p>10.1 g</text:p>
          </table:table-cell>
        </table:table-row>
        <table:table-row table:style-name="ro2">
          <table:table-cell office:value-type="string">
            <text:p>Banán</text:p>
          </table:table-cell>
          <table:table-cell office:value-type="string">
            <text:p>398 kJ / 95 kcal</text:p>
          </table:table-cell>
          <table:table-cell table:number-columns-repeated="2" office:value-type="string">
            <text:p>0.3 g</text:p>
          </table:table-cell>
          <table:table-cell office:value-type="string">
            <text:p>23 g</text:p>
          </table:table-cell>
        </table:table-row>
        <table:table-row table:style-name="ro2">
          <table:table-cell office:value-type="string">
            <text:p>Černice</text:p>
          </table:table-cell>
          <table:table-cell office:value-type="string">
            <text:p>181 kJ / 43 kcal</text:p>
          </table:table-cell>
          <table:table-cell office:value-type="string">
            <text:p>0.49 g</text:p>
          </table:table-cell>
          <table:table-cell office:value-type="string">
            <text:p>1.39 g</text:p>
          </table:table-cell>
          <table:table-cell office:value-type="string">
            <text:p>9.61 g</text:p>
          </table:table-cell>
        </table:table-row>
        <table:table-row table:style-name="ro2">
          <table:table-cell office:value-type="string">
            <text:p>Citrón</text:p>
          </table:table-cell>
          <table:table-cell office:value-type="string">
            <text:p>197 kJ / 47 kcal</text:p>
          </table:table-cell>
          <table:table-cell office:value-type="string">
            <text:p>0.5 g</text:p>
          </table:table-cell>
          <table:table-cell office:value-type="string">
            <text:p>0.7 g</text:p>
          </table:table-cell>
          <table:table-cell office:value-type="string">
            <text:p>10.5 g</text:p>
          </table:table-cell>
        </table:table-row>
        <table:table-row table:style-name="ro2">
          <table:table-cell office:value-type="string">
            <text:p>Hruška</text:p>
          </table:table-cell>
          <table:table-cell office:value-type="string">
            <text:p>276 kJ / 66 kcal</text:p>
          </table:table-cell>
          <table:table-cell office:value-type="string">
            <text:p>0.4 g</text:p>
          </table:table-cell>
          <table:table-cell office:value-type="string">
            <text:p>0.5 g</text:p>
          </table:table-cell>
          <table:table-cell office:value-type="string">
            <text:p>15.8 g</text:p>
          </table:table-cell>
        </table:table-row>
        <table:table-row table:style-name="ro2">
          <table:table-cell office:value-type="string">
            <text:p>Jablko</text:p>
          </table:table-cell>
          <table:table-cell office:value-type="string">
            <text:p>255 kJ / 61 kcal</text:p>
          </table:table-cell>
          <table:table-cell table:number-columns-repeated="2" office:value-type="string">
            <text:p>0.4 g</text:p>
          </table:table-cell>
          <table:table-cell office:value-type="string">
            <text:p>14.4 g</text:p>
          </table:table-cell>
        </table:table-row>
        <table:table-row table:style-name="ro2">
          <table:table-cell office:value-type="string">
            <text:p>Kiwi</text:p>
          </table:table-cell>
          <table:table-cell office:value-type="string">
            <text:p>209 kJ / 50 kcal</text:p>
          </table:table-cell>
          <table:table-cell office:value-type="string">
            <text:p>0.5 g</text:p>
          </table:table-cell>
          <table:table-cell office:value-type="string">
            <text:p>1 g</text:p>
          </table:table-cell>
          <table:table-cell office:value-type="string">
            <text:p>9.1 g</text:p>
          </table:table-cell>
        </table:table-row>
        <table:table-row table:style-name="ro2">
          <table:table-cell office:value-type="string">
            <text:p>Mango</text:p>
          </table:table-cell>
          <table:table-cell office:value-type="string">
            <text:p>290 kJ / 69 kcal</text:p>
          </table:table-cell>
          <table:table-cell office:value-type="string">
            <text:p>0.3 g</text:p>
          </table:table-cell>
          <table:table-cell office:value-type="string">
            <text:p>0.6 g</text:p>
          </table:table-cell>
          <table:table-cell office:value-type="string">
            <text:p>16 g</text:p>
          </table:table-cell>
        </table:table-row>
        <table:table-row table:style-name="ro2">
          <table:table-cell office:value-type="string">
            <text:p>Melón</text:p>
          </table:table-cell>
          <table:table-cell office:value-type="string">
            <text:p>105 kJ / 25 kcal</text:p>
          </table:table-cell>
          <table:table-cell office:value-type="string">
            <text:p>0.1 g</text:p>
          </table:table-cell>
          <table:table-cell office:value-type="string">
            <text:p>0.6 g</text:p>
          </table:table-cell>
          <table:table-cell office:value-type="string">
            <text:p>5 g</text:p>
          </table:table-cell>
        </table:table-row>
        <table:table-row table:style-name="ro2">
          <table:table-cell office:value-type="string">
            <text:p>Pomelo</text:p>
          </table:table-cell>
          <table:table-cell office:value-type="string">
            <text:p>174 kJ / 42 kcal</text:p>
          </table:table-cell>
          <table:table-cell office:value-type="string">
            <text:p>0.38 g</text:p>
          </table:table-cell>
          <table:table-cell office:value-type="string">
            <text:p>0.6 g</text:p>
          </table:table-cell>
          <table:table-cell office:value-type="string">
            <text:p>9.35 g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15.07.2023</text:date>, <text:time>18:27:55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7:56:07.09</meta:creation-date>
    <dc:date>2023-07-15T18:27:55.54</dc:date>
    <meta:editing-duration>PT2M25S</meta:editing-duration>
    <meta:editing-cycles>2</meta:editing-cycles>
    <meta:generator>OpenOffice/4.1.14$Win32 OpenOffice.org_project/4114m1$Build-9811</meta:generator>
    <meta:document-statistic meta:table-count="3" meta:cell-count="405" meta:object-count="0"/>
  </office:meta>
</office:document-meta>
</file>